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7cm" svg:y1="2.96cm" svg:x2="5.641cm" svg:y2="5.191cm">
          <text:p/>
        </draw:line>
        <draw:line draw:style-name="gr1" draw:text-style-name="P1" draw:layer="layout" svg:x1="10.678cm" svg:y1="2.96cm" svg:x2="15.293cm" svg:y2="4.81cm">
          <text:p/>
        </draw:line>
        <draw:custom-shape draw:style-name="gr2" draw:text-style-name="P3" draw:layer="layout" svg:width="1.524cm" svg:height="1.397cm" svg:x="9.706cm" svg:y="1.8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cm" svg:y1="5.76cm" svg:x2="3.482cm" svg:y2="7.731cm">
          <text:p/>
        </draw:line>
        <draw:line draw:style-name="gr1" draw:text-style-name="P1" draw:layer="layout" svg:x1="6.078cm" svg:y1="5.76cm" svg:x2="8.435cm" svg:y2="7.604cm">
          <text:p/>
        </draw:line>
        <draw:custom-shape draw:style-name="gr2" draw:text-style-name="P3" draw:layer="layout" svg:width="1.524cm" svg:height="1.397cm" svg:x="5.106cm" svg:y="4.6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71cm" svg:y1="8.16cm" svg:x2="2.212cm" svg:y2="10.144cm">
          <text:p/>
        </draw:line>
        <draw:line draw:style-name="gr1" draw:text-style-name="P1" draw:layer="layout" svg:x1="3.779cm" svg:y1="8.16cm" svg:x2="4.625cm" svg:y2="10.017cm">
          <text:p/>
        </draw:line>
        <draw:custom-shape draw:style-name="gr3" draw:text-style-name="P4" draw:layer="layout" svg:width="1.524cm" svg:height="1.397cm" svg:x="2.807cm" svg:y="7.089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.508cm" svg:y="9.78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4.009cm" svg:y="9.789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7.608cm" svg:y="7.089cm">
          <text:p text:style-name="P2">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71cm" svg:y1="5.76cm" svg:x2="13.183cm" svg:y2="7.731cm">
          <text:p/>
        </draw:line>
        <draw:line draw:style-name="gr1" draw:text-style-name="P1" draw:layer="layout" svg:x1="15.779cm" svg:y1="5.76cm" svg:x2="18.136cm" svg:y2="7.604cm">
          <text:p/>
        </draw:line>
        <draw:custom-shape draw:style-name="gr2" draw:text-style-name="P3" draw:layer="layout" svg:width="1.524cm" svg:height="1.397cm" svg:x="14.807cm" svg:y="4.689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2.508cm" svg:y="7.089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7.309cm" svg:y="7.08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0-11T15:56:20.813613222</dc:date>
    <meta:editing-duration>PT17H8M59S</meta:editing-duration>
    <meta:editing-cycles>24</meta:editing-cycles>
    <meta:generator>LibreOffice/6.0.7.3$Linux_X86_64 LibreOffice_project/00m0$Build-3</meta:generator>
    <meta:document-statistic meta:object-count="17"/>
  </office:meta>
</office:document-meta>
</file>